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f175" officeooo:paragraph-rsid="0002f175"/>
    </style:style>
    <style:style style:name="P2" style:family="paragraph" style:parent-style-name="Standard">
      <style:text-properties officeooo:rsid="0002f175" officeooo:paragraph-rsid="000842cc"/>
    </style:style>
    <style:style style:name="P3" style:family="paragraph" style:parent-style-name="Standard">
      <style:text-properties officeooo:rsid="0003d311" officeooo:paragraph-rsid="0003d311"/>
    </style:style>
    <style:style style:name="P4" style:family="paragraph" style:parent-style-name="Standard">
      <style:text-properties officeooo:rsid="0004f4e2" officeooo:paragraph-rsid="0005a5d5"/>
    </style:style>
    <style:style style:name="P5" style:family="paragraph" style:parent-style-name="Standard">
      <style:text-properties officeooo:rsid="000842cc" officeooo:paragraph-rsid="000842cc"/>
    </style:style>
    <style:style style:name="P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05a5d5"/>
    </style:style>
    <style:style style:name="T2" style:family="text">
      <style:text-properties officeooo:rsid="00068bb2"/>
    </style:style>
    <style:style style:name="T3" style:family="text">
      <style:text-properties officeooo:rsid="000842cc"/>
    </style:style>
    <style:style style:name="T4" style:family="text">
      <style:text-properties officeooo:rsid="00095d7b"/>
    </style:style>
    <style:style style:name="T5" style:family="text">
      <style:text-properties officeooo:rsid="000b591a"/>
    </style:style>
    <style:style style:name="T6"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lint Alex Steed</text:p>
      <text:p text:style-name="P1">Ulsan National <text:span text:style-name="T3">Institute </text:span>of <text:span text:style-name="T3">Science and</text:span> Technology</text:p>
      <text:p text:style-name="P1">50 Unist-gil, 44919</text:p>
      <text:p text:style-name="P1">Ulsan, South Korea</text:p>
      <text:p text:style-name="P1">010-7649-2609</text:p>
      <text:p text:style-name="P1"><text:a xlink:type="simple" xlink:href="mailto:steed@unist.ac.kr" text:style-name="Internet_20_link" text:visited-style-name="Visited_20_Internet_20_Link">steed@unist.ac.kr</text:a></text:p>
      <text:p text:style-name="P1"/>
      <text:p text:style-name="P1">Dr L Wang,</text:p>
      <text:p text:style-name="P1">Editor-in-Chief</text:p>
      <text:p text:style-name="P1">Journal of Manufacturing Systems</text:p>
      <text:p text:style-name="P1"/>
      <text:p text:style-name="P3">Dear Dr Wang:</text:p>
      <text:p text:style-name="P3"/>
      <text:p text:style-name="P3">Thank you for taking the time to consider our article entitle “<text:span text:style-name="T5">Automated design of experiments in human assembly processes using virtual manufacturing systems and deep active learning</text:span>” by Clint Alex Steed and Namhun Kim for publication in the Journal of Manufacturing Systems. We have spent the last few years investigating Virtual Realities ability to model human behavior for manufacturing. We previously showed that we could evaluate different product designs for human assembly in [<text:span text:style-name="T3">1</text:span>].</text:p>
      <text:p text:style-name="P3"/>
      <text:p text:style-name="P3">We found the conducting human experiments to be time-consuming and tedious therefore in this work we reduce the burden by reducing the number of trails and automating the change of experimental factors.</text:p>
      <text:p text:style-name="P3"/>
      <text:p text:style-name="P4">We believe that this manuscript is appropriate publication in this special issue because practical V<text:span text:style-name="T1">R</text:span> experiments can be used in: design <text:span text:style-name="T1">of </text:span>human-in-the-loop manufacturing system, operator ergonomics, and <text:span text:style-name="T1">planning/scheduling</text:span>. Additionally <text:span text:style-name="T2">we hope proposing VR experiments as an alternative to the contentious issue of in-situ data acquisition of humans will be beneficial to the long term health and adoption of human machine interaction. Finally we hope readers will be excited by the combination of technologies like virtual reality and deep learning.</text:span></text:p>
      <text:p text:style-name="P4"/>
      <text:p text:style-name="P5">This manuscript has not been published and is not under consideration for publication elsewhere. We have no conflicts of interest to disclose.</text:p>
      <text:p text:style-name="P5"/>
      <text:p text:style-name="P5"/>
      <text:p text:style-name="P5">Sincerely,</text:p>
      <text:p text:style-name="P5"/>
      <text:p text:style-name="P5"><office:annotation office:name="__Annotation__2833_3557247215" loext:resolved="false"><dc:creator>Unknown Author</dc:creator><dc:date>2022-05-31T06:22:04.838288428</dc:date><text:p text:style-name="P6"><text:span text:style-name="T6">If you are submitting change this.</text:span></text:p></office:annotation></text:p>
      <text:p text:style-name="P5">Clint Alex Steed, <text:span text:style-name="T4">PhD Candidate</text:span></text:p>
      <text:p text:style-name="P2">Ulsan National <text:span text:style-name="T3">Institute </text:span>of <text:span text:style-name="T3">Science and</text:span> Technology<office:annotation-end office:name="__Annotation__2833_3557247215"/></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30T16:29:15.221541752</meta:creation-date>
    <dc:date>2022-05-31T06:22:23.460557143</dc:date>
    <meta:editing-duration>PT32M38S</meta:editing-duration>
    <meta:editing-cycles>10</meta:editing-cycles>
    <meta:generator>LibreOffice/7.3.3.2$Linux_X86_64 LibreOffice_project/30$Build-2</meta:generator>
    <meta:document-statistic meta:table-count="0" meta:image-count="0" meta:object-count="0" meta:page-count="1" meta:paragraph-count="17" meta:word-count="250" meta:character-count="1680" meta:non-whitespace-character-count="1447"/>
  </office:meta>
</office:document-meta>
</file>